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04.25pt"/>
    </style:style>
    <style:style style:name="co2" style:family="table-column">
      <style:table-column-properties fo:break-before="auto" style:column-width="180pt"/>
    </style:style>
    <style:style style:name="co3" style:family="table-column">
      <style:table-column-properties fo:break-before="auto" style:column-width="90pt"/>
    </style:style>
    <style:style style:name="ro1" style:family="table-row">
      <style:table-row-properties style:row-height="27.7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Current_20_Audi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00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7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&quot;0%&quot;" style:apply-style-name="ConditionalStyle_5f_1" style:base-cell-address="'Current Audit'.B35"/>
    </style:style>
    <style:style style:name="ce1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Yes&quot;;&quot;No&quot;)" table:allow-empty-cell="true" table:display-list="unsorted" table:base-cell-address="'Current Audit'.B27">
          <table:error-message table:message-type="stop" table:display="true"/>
        </table:content-validation>
        <table:content-validation table:name="val2" table:condition="of:cell-content-is-in-list(&quot;Yes&quot;;&quot;No&quot;)" table:allow-empty-cell="true" table:display-list="unsorted" table:base-cell-address="'Current Audit'.B28"/>
      </table:content-validations>
      <table:table table:name="Current Audi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CONSTANT VALUES - Do Not Modify</text:p>
          </table:table-cell>
          <table:table-cell table:style-name="ce7" table:number-columns-repeated="20"/>
          <table:table-cell table:style-name="ce16" table:number-columns-repeated="5"/>
          <table:table-cell table:number-columns-repeated="998"/>
        </table:table-row>
        <table:table-row table:style-name="ro2">
          <table:table-cell table:style-name="ce2" office:value-type="string" calcext:value-type="string">
            <text:p>Critical axe-core error point valu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rious axe-core error point valu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derate axe-core error point valu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nor axe-core error point valu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26" table:number-rows-spanned="1">
            <text:p>ERROR MULTIPLIERS - Values Will Change Based on Yes/No Answers Below</text:p>
          </table:table-cell>
          <table:covered-table-cell table:number-columns-repeated="25"/>
          <table:table-cell table:number-columns-repeated="998"/>
        </table:table-row>
        <table:table-row table:style-name="ro2">
          <table:table-cell table:style-name="ce2" office:value-type="string" calcext:value-type="string">
            <text:p>Screenreader error multiplier</text:p>
          </table:table-cell>
          <table:table-cell table:style-name="ce2" table:formula="of:=IF([.B27] = &quot;Yes&quot;; 1.03; 1)" office:value-type="string" office:string-value="1" calcext:value-type="string">
            <text:p>1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Keyboard error multiplier</text:p>
          </table:table-cell>
          <table:table-cell table:style-name="ce2" table:formula="of:=IF([.B28] = &quot;Yes&quot;; 1.125; 1)" office:value-type="string" office:string-value="1" calcext:value-type="string">
            <text:p>1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Colorblind contrast error multiplier</text:p>
          </table:table-cell>
          <table:table-cell table:style-name="ce2" table:formula="of:=IF([.B29] = &quot;Yes&quot;; 1.08; 1)" office:value-type="string" office:string-value="1" calcext:value-type="string">
            <text:p>1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Zoom error multiplier</text:p>
          </table:table-cell>
          <table:table-cell table:style-name="ce2" table:formula="of:=IF([.B30] = &quot;Yes&quot;; 1.03; 1)" office:value-type="string" office:string-value="1" calcext:value-type="string">
            <text:p>1</text:p>
          </table:table-cell>
          <table:table-cell table:style-name="ce2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TESTING INFORMATION - Update These Values</text:p>
          </table:table-cell>
          <table:table-cell table:style-name="ce8" table:number-columns-repeated="20"/>
          <table:table-cell table:style-name="ce17" table:number-columns-repeated="5"/>
          <table:table-cell table:number-columns-repeated="998"/>
        </table:table-row>
        <table:table-row table:style-name="ro2">
          <table:table-cell table:style-name="ce2" office:value-type="string" calcext:value-type="string">
            <text:p>Site Under Test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2" office:value-type="string" calcext:value-type="string">
            <text:p>Test Date</text:p>
          </table:table-cell>
          <table:table-cell table:style-name="ce10"/>
          <table:table-cell table:number-columns-repeated="1022"/>
        </table:table-row>
        <table:table-row table:style-name="ro2">
          <table:table-cell table:style-name="ce2" office:value-type="string" calcext:value-type="string">
            <text:p>No. of Pages Being Test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evious Test Date</text:p>
          </table:table-cell>
          <table:table-cell table:style-name="ce9" office:value-type="string" calcext:value-type="string">
            <text:p>n/a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evious Heat Index Score</text:p>
          </table:table-cell>
          <table:table-cell table:style-name="ce11" office:value-type="string" calcext:value-type="string">
            <text:p>n/a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AUTOMATED TEST ERRORS - Update These Values</text:p>
          </table:table-cell>
          <table:table-cell table:style-name="ce8" table:number-columns-repeated="20"/>
          <table:table-cell table:style-name="ce17" table:number-columns-repeated="5"/>
          <table:table-cell table:number-columns-repeated="998"/>
        </table:table-row>
        <table:table-row table:style-name="ro2">
          <table:table-cell table:style-name="ce2" office:value-type="string" calcext:value-type="string">
            <text:p>No. of critical axe-core error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No. of serious axe-core error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No. of moderate axe-core error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No. of minor axe-core errors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MANUAL TEST ERRORS - Select Yes or No</text:p>
          </table:table-cell>
          <table:table-cell table:style-name="ce8" table:number-columns-repeated="20"/>
          <table:table-cell table:style-name="ce17" table:number-columns-repeated="5"/>
          <table:table-cell table:number-columns-repeated="998"/>
        </table:table-row>
        <table:table-row table:style-name="ro2">
          <table:table-cell table:style-name="ce2" office:value-type="string" calcext:value-type="string">
            <text:p>Screenreader errors</text:p>
          </table:table-cell>
          <table:table-cell table:style-name="ce2" table:content-validation-name="val1" office:value-type="string" calcext:value-type="string">
            <text:p>N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eyboard navigation errors</text:p>
          </table:table-cell>
          <table:table-cell table:style-name="ce2" table:content-validation-name="val2" office:value-type="string" calcext:value-type="string">
            <text:p>N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lorblinding errors</text:p>
          </table:table-cell>
          <table:table-cell table:style-name="ce2" table:content-validation-name="val2" office:value-type="string" calcext:value-type="string">
            <text:p>N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oom errors</text:p>
          </table:table-cell>
          <table:table-cell table:style-name="ce2" table:content-validation-name="val2" office:value-type="string" calcext:value-type="string">
            <text:p>No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ACCESSIBILITY HEAT INDEX SCORE</text:p>
          </table:table-cell>
          <table:table-cell table:style-name="ce8" table:number-columns-repeated="20"/>
          <table:table-cell table:style-name="ce17" table:number-columns-repeated="5"/>
          <table:table-cell table:number-columns-repeated="998"/>
        </table:table-row>
        <table:table-row table:style-name="ro2">
          <table:table-cell table:style-name="ce6" office:value-type="string" calcext:value-type="string">
            <text:p>Current Score, Date Logged</text:p>
          </table:table-cell>
          <table:table-cell table:style-name="ce12" table:formula="of:=IF([.B16] = 0; 0; ((SUM(4*[.B21]; 3*[.B22]; 2*[.B23]; [.B24])) * ([.B8] * [.B9] * [.B10] * [.B11]))/[.B16])" office:value-type="string" office:string-value="0.00" calcext:value-type="string">
            <text:p>0.00</text:p>
          </table:table-cell>
          <table:table-cell table:style-name="ce15" table:formula="of:=[.B15]" office:value-type="date" office:date-value="1899-12-30" calcext:value-type="date">
            <text:p>Dec 30, 1899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revious Score, Date Logged</text:p>
          </table:table-cell>
          <table:table-cell table:style-name="ce13" table:formula="of:=[.B18]" office:value-type="string" office:string-value="n/a" calcext:value-type="string">
            <text:p>n/a</text:p>
          </table:table-cell>
          <table:table-cell table:style-name="ce9" table:formula="of:=[.B17]" office:value-type="string" office:string-value="n/a" calcext:value-type="string">
            <text:p>n/a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rcent Change From Previous Score</text:p>
          </table:table-cell>
          <table:table-cell table:style-name="ce14" table:formula="of:=IF([.B18] = &quot;n/a&quot;; 0; (([.B33] - [.B34])/[.B34]))" office:value-type="string" office:string-value="0.00%" calcext:value-type="string">
            <text:p>0.00%</text:p>
          </table:table-cell>
          <table:table-cell table:number-columns-repeated="1022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Current Audit'.B35:'Current Audit'.B35">
            <calcext:condition calcext:apply-style-name="ConditionalStyle_1" calcext:value="&lt;&quot;0%&quot;" calcext:base-cell-address="'Current Audit'.B35"/>
          </calcext:conditional-format>
          <calcext:conditional-format calcext:target-range-address="'Current Audit'.B35:'Current Audit'.B35">
            <calcext:condition calcext:apply-style-name="ConditionalStyle_2" calcext:value="&gt;&quot;0%&quot;" calcext:base-cell-address="'Current Audit'.B35"/>
          </calcext:conditional-format>
          <calcext:conditional-format calcext:target-range-address="'Current Audit'.B35:'Current Audit'.B35">
            <calcext:condition calcext:apply-style-name="ConditionalStyle_3" calcext:value="=&quot;0%&quot;" calcext:base-cell-address="'Current Audit'.B3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textual="true"/>
      <number:text> </number:text>
      <number:day/>
      <number:text>, 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38761d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cc0000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efefe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urrent_20_Audit" style:display-name="PageStyle_Current Aud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4" meta:object-count="0"/>
    <meta:generator>LibreOfficeDev/5.1.0.3$Linux_X86_64 LibreOffice_project/</meta:generator>
  </office:meta>
</office:document-meta>
</file>